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</text:p>
      <text:p text:style-name="Standard"/>
      <text:p text:style-name="Standard">addind a list </text:p>
      <text:list text:style-name="L1">
        <text:list-item>
          <text:p text:style-name="P1">a level 1</text:p>
          <text:list>
            <text:list-item>
              <text:p text:style-name="P1">a level 2</text:p>
            </text:list-item>
            <text:list-item>
              <text:p text:style-name="P1">another level 2</text:p>
              <text:list>
                <text:list-item>
                  <text:p text:style-name="P1">alevel 3</text:p>
                </text:list-item>
              </text:list>
            </text:list-item>
          </text:list>
        </text:list-item>
        <text:list-item>
          <text:p text:style-name="P1">another level 1</text:p>
        </text:list-item>
      </text:list>
      <text:p text:style-name="Standard"/>
      <text:p text:style-name="Standard">Now testing special characters</text:p>
      <text:p text:style-name="Standard">àéèöôî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
  </meta:generator>
    <meta:initial-creator>Laurent Godard</meta:initial-creator>
    <meta:creation-date>2006-04-18T19:55:02</meta:creation-date>
    <dc:creator>Laurent Godard</dc:creator>
    <dc:date>2006-05-05T10:37:26</dc:date>
    <dc:language>fr-FR</dc:language>
    <meta:editing-cycles>3</meta:editing-cycles>
    <meta:editing-duration>PT1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6" meta:character-count="120"/>
  </office:meta>
</office:document-meta>
</file>